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Arial5" svg:font-family="Arial, Verdana, sans-serif"/>
    <style:font-face style:name="Arial4" svg:font-family="Arial, sans-serif"/>
    <style:font-face style:name="Verdana" svg:font-family="Verdana, Helvetica, sans-serif"/>
    <style:font-face style:name="courier new" svg:font-family="'courier new', courier"/>
    <style:font-face style:name="verdana" svg:font-family="verdana, arial, sans-serif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Основной_5f_текст">
      <style:text-properties fo:language="ru" fo:country="RU"/>
    </style:style>
    <style:style style:name="P2" style:family="paragraph" style:parent-style-name="Основной_5f_текст">
      <style:text-properties fo:language="ru" fo:country="RU" officeooo:paragraph-rsid="00238f58"/>
    </style:style>
    <style:style style:name="P3" style:family="paragraph" style:parent-style-name="Основной_5f_текст">
      <style:text-properties fo:language="ru" fo:country="RU" officeooo:rsid="0024c985" officeooo:paragraph-rsid="0024c985"/>
    </style:style>
    <style:style style:name="P4" style:family="paragraph" style:parent-style-name="Основной_5f_текст">
      <style:text-properties fo:language="ru" fo:country="RU" officeooo:paragraph-rsid="00274477"/>
    </style:style>
    <style:style style:name="P5" style:family="paragraph" style:parent-style-name="Основной_5f_текст" style:list-style-name="L6">
      <style:text-properties fo:language="ru" fo:country="RU"/>
    </style:style>
    <style:style style:name="P6" style:family="paragraph" style:parent-style-name="Основной_5f_текст" style:list-style-name="L4">
      <style:text-properties fo:language="ru" fo:country="RU"/>
    </style:style>
    <style:style style:name="P7" style:family="paragraph" style:parent-style-name="Основной_5f_текст">
      <style:text-properties fo:language="ru" fo:country="RU" officeooo:rsid="0034bdf5" officeooo:paragraph-rsid="0034bdf5"/>
    </style:style>
    <style:style style:name="P8" style:family="paragraph" style:parent-style-name="Основной_5f_текст" style:list-style-name="L7">
      <style:text-properties fo:language="ru" fo:country="RU" officeooo:rsid="0034bdf5" officeooo:paragraph-rsid="0034bdf5"/>
    </style:style>
    <style:style style:name="P9" style:family="paragraph" style:parent-style-name="Основной_5f_текст" style:list-style-name="L7">
      <style:text-properties fo:language="ru" fo:country="RU" officeooo:rsid="00365e3f" officeooo:paragraph-rsid="00365e3f"/>
    </style:style>
    <style:style style:name="P10" style:family="paragraph" style:parent-style-name="Основной_5f_текст">
      <style:text-properties fo:language="ru" fo:country="RU" officeooo:rsid="0037feea" officeooo:paragraph-rsid="0037feea"/>
    </style:style>
    <style:style style:name="P11" style:family="paragraph" style:parent-style-name="Заголовой_5f_1">
      <style:paragraph-properties fo:text-align="center" style:justify-single-word="false"/>
      <style:text-properties fo:language="ru" fo:country="RU" officeooo:rsid="001bbd2d" officeooo:paragraph-rsid="001bbd2d"/>
    </style:style>
    <style:style style:name="P12" style:family="paragraph" style:parent-style-name="Заголовой_5f_1" style:list-style-name="L1">
      <style:text-properties fo:language="ru" fo:country="RU"/>
    </style:style>
    <style:style style:name="P13" style:family="paragraph" style:parent-style-name="Заголовой_5f_1" style:list-style-name="L1">
      <style:text-properties fo:language="ru" fo:country="RU" officeooo:paragraph-rsid="00236931"/>
    </style:style>
    <style:style style:name="P14" style:family="paragraph" style:parent-style-name="Заголовой_5f_1" style:list-style-name="">
      <style:paragraph-properties fo:line-height="150%" fo:text-align="start" style:justify-single-word="false" fo:keep-together="auto" fo:orphans="0" fo:widows="0" fo:hyphenation-ladder-count="no-limit" style:register-true="false" fo:break-before="page" style:snap-to-layout-grid="false">
        <style:tab-stops/>
      </style:paragraph-properties>
      <style:text-properties fo:language="ru" fo:country="RU" fo:hyphenate="false" fo:hyphenation-remain-char-count="2" fo:hyphenation-push-char-count="2"/>
    </style:style>
    <style:style style:name="P15" style:family="paragraph" style:parent-style-name="Заголовой_5f_1" style:list-style-name="L1">
      <style:paragraph-properties fo:break-before="page"/>
      <style:text-properties fo:language="ru" fo:country="RU"/>
    </style:style>
    <style:style style:name="T1" style:family="text">
      <style:text-properties officeooo:rsid="00236931"/>
    </style:style>
    <style:style style:name="T2" style:family="text">
      <style:text-properties officeooo:rsid="0031db26"/>
    </style:style>
    <style:style style:name="T3" style:family="text">
      <style:text-properties officeooo:rsid="0039ed06"/>
    </style:style>
    <style:style style:name="T4" style:family="text">
      <style:text-properties officeooo:rsid="00427231"/>
    </style:style>
    <style:style style:name="T5" style:family="text">
      <style:text-properties officeooo:rsid="0045308e"/>
    </style:style>
    <style:style style:name="T6" style:family="text">
      <style:text-properties officeooo:rsid="0046db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Отчет по выполнению тестового задания пониженной сложности</text:h>
      <text:h text:style-name="P14" text:outline-level="1"/>
      <text:list xml:id="list2892439633988831147" text:style-name="L1">
        <text:list-item>
          <text:h text:style-name="P15" text:outline-level="1"><text:span text:style-name="T4">П</text:span>остановка задачи </text:h>
          <text:list>
            <text:list-item>
              <text:h text:style-name="P13" text:outline-level="1"><text:span text:style-name="T1">Задача</text:span></text:h>
            </text:list-item>
          </text:list>
        </text:list-item>
      </text:list>
      <text:p text:style-name="P2">Задание пониженной сложности. Распознавание знака. В архиве individual.zip находятся изображения различных дорожных знаков. Ваша задача - написать программу, выполняющую распознавание (идентификацию, классификацию) предложенных знаков. Аргументом программы является путь к каталогу с изображениями знаков в предложенном формате, в консоль программа должна выводить в каждой строке: имя файла (без полного пути), название найденного программой знака (и найден ли знак вообще) - из набора символов O/D/R/N (N для “none”) и, опционально, вероятность верного распознавания (с точки зрения программы) - например, “D_02996.ppm  D 0.956”.</text:p>
      <text:list xml:id="list214448282900695" text:continue-numbering="true" text:style-name="L1">
        <text:list-item>
          <text:h text:style-name="P12" text:outline-level="1"><text:span text:style-name="T4">А</text:span>нализ существующих решений</text:h>
        </text:list-item>
      </text:list>
      <text:p text:style-name="P3">Так как выполняется лишь тестовое задание по распознованию ограниченного колличества типов доожных знаков. В данном разделе приводится краткий обзор существующих системм распознования дорожных знаков.</text:p>
      <text:list xml:id="list214447725726478" text:continue-numbering="true" text:style-name="L1">
        <text:list-item>
          <text:list>
            <text:list-item>
              <text:h text:style-name="P12" text:outline-level="1">Система для распознавания дорожных знаков FOSTS (Foveal Systems for Traffic Sign Recognition)</text:h>
            </text:list-item>
          </text:list>
        </text:list-item>
      </text:list>
      <text:p text:style-name="P4">Система предназначена для распознавания дорожных знаков инвариантно к погодным условиям, скорости и полосы движения автомобиля, а также расстоянию до знака.</text:p>
      <text:p text:style-name="P1">В основе работы системы лежат алгоритмы определения формы знака, классификации по цвету и форме внешнего контура и формирования специфического описания с помощью оригинального подхода, основанного на позиционировании пространственно-неоднородного сенсора в центре информативной части знака.</text:p>
      <text:p text:style-name="P1"/>
      <text:p text:style-name="P1">Технические характеристики системы:</text:p>
      <text:list xml:id="list5424068712792416690" text:style-name="L6">
        <text:list-item>
          <text:p text:style-name="P5"><text:soft-page-break/>Точность распознавания ~ на уровне 97%.</text:p>
        </text:list-item>
        <text:list-item>
          <text:p text:style-name="P5">Cтепень зашумления знака – до 50% информативной части.</text:p>
        </text:list-item>
        <text:list-item>
          <text:p text:style-name="P5">Время распознавания – не более 2 с.</text:p>
        </text:list-item>
        <text:list-item>
          <text:p text:style-name="P5">Изменение ракурса – до 30º.</text:p>
        </text:list-item>
        <text:list-item>
          <text:p text:style-name="P5">Максимальное расстояние до знака – 50 м.</text:p>
        </text:list-item>
      </text:list>
      <text:p text:style-name="P1">Оперирует со всеми типами дорожных знаков (предупредительные, запрещающие, предписывающие и т.д.).</text:p>
      <text:p text:style-name="P1"/>
      <text:list xml:id="list214447745866154" text:continue-list="list214447725726478" text:style-name="L1">
        <text:list-item>
          <text:list>
            <text:list-item>
              <text:h text:style-name="P12" text:outline-level="1">Opel Eye TSR</text:h>
            </text:list-item>
          </text:list>
        </text:list-item>
      </text:list>
      <text:p text:style-name="P1">Видеокамера Opel Eye <text:span text:style-name="T2">включает несколько систем, одна из которых </text:span>распознает дорожные знаки и линии разметки. </text:p>
      <text:p text:style-name="P1">Характеристики:</text:p>
      <text:list xml:id="list2291566310289664447" text:style-name="L4">
        <text:list-item>
          <text:list>
            <text:list-item>
              <text:p text:style-name="P6">2 процессора обработки сигналов</text:p>
            </text:list-item>
            <text:list-item>
              <text:p text:style-name="P6">Распознает только знаки, указывающие на ограничение скорости и запрещающие обгон</text:p>
            </text:list-item>
            <text:list-item>
              <text:p text:style-name="P6">Максимальное расстояние до знака - 100 м.</text:p>
              <text:p text:style-name="P6"/>
            </text:list-item>
          </text:list>
        </text:list-item>
      </text:list>
      <text:list xml:id="list214449063678771" text:continue-list="list214447745866154" text:style-name="L1">
        <text:list-item>
          <text:h text:style-name="P12" text:outline-level="1"><text:span text:style-name="T5">В</text:span>ысказывание и <text:span text:style-name="T6">гипотезы</text:span></text:h>
        </text:list-item>
      </text:list>
      <text:p text:style-name="P7">Из обзора аналогов следует, что системмы распознования знаков основываются на таких параметрах знака как:</text:p>
      <text:list xml:id="list2799017159158027946" text:style-name="L7">
        <text:list-item>
          <text:p text:style-name="P8">Цвет</text:p>
        </text:list-item>
        <text:list-item>
          <text:p text:style-name="P8">Форма</text:p>
        </text:list-item>
        <text:list-item>
          <text:p text:style-name="P9">Контуры</text:p>
        </text:list-item>
      </text:list>
      <text:p text:style-name="P10">Следовательно, <text:span text:style-name="T3">необходимо выявить данные параметры на анализируемых изображениях. Это можно проделать при увеличении-уменьшении <text:s/>яркости и контраста изображения, ликвидации шумов, ликвидации цветного источкика света и тому подобных вещей. После того как изображение скорректированно, можно приступать к поиску контуров. После обнаружения контуров можно провести контурный анализ и выявить знаки. </text:span></text:p>
      <text:list xml:id="list214448558186775" text:continue-list="list214449063678771" text:style-name="L1">
        <text:list-item>
          <text:h text:style-name="P12" text:outline-level="1"><text:soft-page-break/>выбор пути решения задачи</text:h>
        </text:list-item>
        <text:list-item>
          <text:h text:style-name="P12" text:outline-level="1">детали способа реализации</text:h>
        </text:list-item>
        <text:list-item>
          <text:h text:style-name="P12" text:outline-level="1">описание достигнутых результатов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Arial5" svg:font-family="Arial, Verdana, sans-serif"/>
    <style:font-face style:name="Arial4" svg:font-family="Arial, sans-serif"/>
    <style:font-face style:name="Verdana" svg:font-family="Verdana, Helvetica, sans-serif"/>
    <style:font-face style:name="courier new" svg:font-family="'courier new', courier"/>
    <style:font-face style:name="verdana" svg:font-family="verdana, arial, sans-serif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style:font-name="Arial1" fo:font-family="Arial" style:font-family-generic="roman" style:font-pitch="variable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 style:font-size-complex="13pt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Основной_5f_текст" style:display-name="Основной_текст" style:family="paragraph" style:parent-style-name="Heading_20_2" style:default-outline-level="" style:master-page-name="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hyphenation-ladder-count="no-limit" style:register-true="false" fo:text-indent="0.6in" style:auto-text-indent="false" style:page-number="auto" fo:background-color="transparent" style:shadow="none" fo:keep-with-next="auto" style:snap-to-layout-grid="false">
        <style:tab-stops/>
        <style:background-image/>
      </style:paragraph-properties>
      <style:text-properties style:font-name="Times new roman" fo:font-family="'Times new roman'" style:font-style-name="Regular" style:font-family-generic="roman" fo:font-size="14pt" style:font-size-asian="10.5pt" fo:hyphenate="false" fo:hyphenation-remain-char-count="2" fo:hyphenation-push-char-count="2"/>
    </style:style>
    <style:style style:name="Заголовой_5f_1" style:display-name="Заголовой_1" style:family="paragraph" style:parent-style-name="Основной_5f_текст" style:default-outline-level="1" style:master-page-name="">
      <style:paragraph-properties fo:margin-left="0in" fo:margin-right="0in" fo:margin-top="0in" fo:margin-bottom="0.1201in" loext:contextual-spacing="true" fo:text-align="start" style:justify-single-word="false" fo:text-indent="0.3902in" style:auto-text-indent="false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fo:font-size="16pt" style:font-size-asian="10.5pt"/>
    </style:style>
    <style:style style:name="Заголовок_5f_2" style:display-name="Заголовок_2" style:family="paragraph" style:parent-style-name="Основной_5f_текст" style:default-outline-level="2" style:master-page-name="">
      <style:paragraph-properties fo:margin-left="0in" fo:margin-right="0in" fo:margin-top="0.1201in" fo:margin-bottom="0.1201in" loext:contextual-spacing="true" fo:text-align="start" style:justify-single-word="false" fo:text-indent="0.3902in" style:auto-text-indent="false" style:page-number="auto"/>
      <style:text-properties style:font-name="Arial" fo:font-family="Arial" style:font-style-name="Regular" style:font-family-generic="swiss" style:font-size-asian="10.5pt"/>
    </style:style>
    <style:style style:name="Заголовок_5f_3" style:display-name="Заголовок_3" style:family="paragraph" style:parent-style-name="Заголовок_5f_2" style:default-outline-level="3" style:master-page-name="">
      <style:paragraph-properties fo:margin-top="0.1201in" fo:margin-bottom="0.1201in" loext:contextual-spacing="true" style:page-number="auto"/>
      <style:text-properties fo:font-size="14pt" style:font-size-asian="10.5pt"/>
    </style:style>
    <style:style style:name="Вопрос" style:family="paragraph" style:parent-style-name="Основной_5f_текст" style:master-page-name="">
      <style:paragraph-properties fo:margin-left="0.1402in" fo:margin-right="0.1598in" fo:text-align="center" style:justify-single-word="false" fo:text-indent="0.6in" style:auto-text-indent="false" style:page-number="auto"/>
      <style:text-properties fo:color="#ff3333" fo:font-size="16pt" style:text-underline-style="solid" style:text-underline-width="auto" style:text-underline-color="#ff3333" style:font-size-asian="10.5pt"/>
    </style:style>
    <style:style style:name="Под_20_рисунком" style:display-name="Под рисунком" style:family="paragraph" style:parent-style-name="User_20_Index_20_Heading" style:master-page-name="">
      <style:paragraph-properties fo:margin-left="0in" fo:margin-right="0.3in" fo:margin-top="0.2598in" fo:margin-bottom="0.4in" loext:contextual-spacing="false" fo:text-align="center" style:justify-single-word="false" fo:text-indent="0in" style:auto-text-indent="false" style:page-number="auto"/>
      <style:text-properties style:font-name="Times new roman1" fo:font-family="'Times new roman'" style:font-style-name="Bold" style:font-family-generic="roman" fo:font-size="12pt" fo:font-style="normal"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.2756in" fo:margin-top="0in" fo:margin-bottom="0.3543in" loext:contextual-spacing="false" fo:text-align="start" style:justify-single-word="false" fo:text-indent="0in" style:auto-text-indent="false" style:page-number="auto" style:shadow="none" text:number-lines="false" text:line-number="0">
        <style:tab-stops/>
      </style:paragraph-properties>
      <style:text-properties fo:font-weight="normal" fo:background-color="transparent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Таблица_20_номер" style:display-name="Таблица номер" style:family="paragraph" style:parent-style-name="Standard" style:master-page-name="">
      <style:paragraph-properties fo:margin-left="0in" fo:margin-right="0.1in" fo:margin-top="0in" fo:margin-bottom="0.1in" loext:contextual-spacing="true" fo:text-align="end" style:justify-single-word="false" fo:text-indent="0in" style:auto-text-indent="false" style:page-number="auto"/>
      <style:text-properties style:font-name="Times new roman" fo:font-family="'Times new roman'" style:font-style-name="Regular" style:font-family-generic="roman" fo:font-size="14pt" style:font-size-asian="10.5pt"/>
    </style:style>
    <style:style style:name="Text" style:family="paragraph" style:parent-style-name="Caption" style:class="extra"/>
    <style:style style:name="Рисунок" style:family="paragraph" style:parent-style-name="Caption" style:master-page-name="">
      <style:paragraph-properties fo:margin-left="0in" fo:margin-right="0in" fo:margin-top="0in" fo:margin-bottom="0in" loext:contextual-spacing="false" fo:line-height="0.2in" fo:text-align="center" style:justify-single-word="false" fo:text-indent="0in" style:auto-text-indent="false" style:page-number="auto"/>
    </style:style>
    <style:style style:name="Untitled1" style:family="paragraph" style:parent-style-name="Основной_5f_текст" style:class="index"/>
    <style:style style:name="Таблица_20_название" style:display-name="Таблица название" style:family="paragraph" style:parent-style-name="Основной_5f_текст" style:master-page-name="">
      <style:paragraph-properties fo:margin-top="0in" fo:margin-bottom="0.1in" loext:contextual-spacing="true" fo:line-height="100%" fo:text-align="center" style:justify-single-word="false" style:page-number="auto" style:snap-to-layout-grid="false"/>
      <style:text-properties style:font-name="Times new roman" fo:font-family="'Times new roman'" style:font-style-name="Regular" style:font-family-generic="roman" fo:font-size="14pt" fo:font-style="normal" fo:font-weight="normal"/>
    </style:style>
    <style:style style:name="В_20_таблице" style:display-name="В таблице" style:family="paragraph" style:parent-style-name="Основной_5f_текст">
      <style:paragraph-properties fo:margin-left="0in" fo:margin-right="0in" fo:line-height="100%" fo:text-indent="0in" style:auto-text-indent="false"/>
      <style:text-properties fo:font-size="12pt" style:font-size-asian="10.5pt"/>
    </style:style>
    <style:style style:name="Default" style:family="paragraph">
      <style:paragraph-properties fo:orphans="2" fo:widows="2" style:text-autospace="none"/>
      <style:text-properties fo:color="#000000" style:font-name="Arial2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Структурные_20_элементы" style:display-name="Структурные элементы" style:family="paragraph" style:parent-style-name="Заголовой_5f_1" style:default-outline-level="10" style:master-page-name="">
      <style:paragraph-properties fo:margin-top="0in" fo:margin-bottom="0.1201in" loext:contextual-spacing="false" fo:text-align="center" style:justify-single-word="false" style:page-number="auto" text:number-lines="false" text:line-number="0">
        <style:tab-stops/>
      </style:paragraph-properties>
      <style:text-properties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3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9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6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6z0" style:family="text">
      <style:text-properties fo:font-size="14pt" style:font-size-asian="14pt" style:font-size-complex="14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21:07:26.730492822</meta:creation-date>
    <dc:date>2016-01-10T21:44:47.062580106</dc:date>
    <meta:editing-duration>PT37M2S</meta:editing-duration>
    <meta:editing-cycles>43</meta:editing-cycles>
    <meta:generator>LibreOffice/4.3.7.2$Linux_X86_64 LibreOffice_project/430m0$Build-2</meta:generator>
    <meta:document-statistic meta:table-count="0" meta:image-count="0" meta:object-count="0" meta:page-count="5" meta:paragraph-count="31" meta:word-count="363" meta:character-count="2756" meta:non-whitespace-character-count="2435"/>
  </office:meta>
</office:document-meta>
</file>